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line-through-style="solid"/>
    </style:style>
    <style:style style:name="P5" style:family="paragraph" style:parent-style-name="Standard">
      <style:paragraph-properties fo:text-align="justify" style:justify-single-word="false"/>
      <style:text-properties style:text-line-through-style="none"/>
    </style:style>
    <style:style style:name="P6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Algo</text:p>
      <text:p text:style-name="Standard"/>
      <text:p text:style-name="Standard">PGCD plus grand diviseur commun</text:p>
      <text:p text:style-name="Standard">mon_age = variable</text:p>
      <text:p text:style-name="Standard">&amp;mon_age=valeur variable</text:p>
      <text:p text:style-name="Standard"><text:span text:style-name="T1">#include &lt;stdio.h&gt; </text:span>lire et afficher. On importe une bibliothèque.</text:p>
      <text:p text:style-name="Standard"><text:span text:style-name="T1">scanf(« format », &amp;var)</text:span> . On demande a l’utilisateur de rentrer une valeur.</text:p>
      <text:p text:style-name="P1">printf(expression)<text:span text:style-name="T2">. Ecrit sur la console </text:span></text:p>
      <text:p text:style-name="P1">%d<text:span text:style-name="T2"> Afficher le format ici un réel.</text:span></text:p>
      <text:p text:style-name="P1">Var = Expression<text:span text:style-name="T2">. On affecte une expression à la valeur.</text:span></text:p>
      <text:p text:style-name="P6">Jacquelin Charbonnel livre C<text:line-break/><text:span text:style-name="T2">Entiers sous ensemble de Z </text:span><text:span text:style-name="T1">int %d<text:line-break/></text:span><text:span text:style-name="T2">Réel sous ensemble de R </text:span><text:span text:style-name="T1">float %f<text:line-break/>double %f<text:line-break/></text:span><text:span text:style-name="T2">Caractère a,A,£ </text:span><text:span text:style-name="T1">char %c</text:span><text:line-break/>Entiers : +,  -, *, /,(division entière), % (modulo pair impaire X%2 si 0 = paire si 1=impaire)<text:line-break/>==,&lt;,&gt;,&lt;=,&gt;=,!= opérateur de comparaison<text:line-break/></text:p>
      <text:p text:style-name="Standard">Structure C</text:p>
      <text:p text:style-name="Standard"/>
      <text:p text:style-name="Standard">#include&lt;... .h&gt;</text:p>
      <text:p text:style-name="Standard"/>
      <text:p text:style-name="Standard">#define PI= 3.14 ;</text:p>
      <text:p text:style-name="Standard">int X ;</text:p>
      <text:p text:style-name="Standard"/>
      <text:p text:style-name="Standard">void main ()</text:p>
      <text:p text:style-name="Standard">{</text:p>
      <text:p text:style-name="Standard">&lt;Instruction 1&gt; ;</text:p>
      <text:p text:style-name="Standard">/*commentaire*/</text:p>
      <text:p text:style-name="Standard">&lt;Instruction n&gt; ;</text:p>
      <text:p text:style-name="Standard">}</text:p>
      <text:p text:style-name="Standard"/>
      <text:p text:style-name="Standard">gcc -Wall exemple.c -o exemple</text:p>
      <text:p text:style-name="Standard">./exemple</text:p>
      <text:p text:style-name="P6"/>
      <text:p text:style-name="Standard"/>
      <text:p text:style-name="Standard">if (condition)</text:p>
      <text:p text:style-name="Standard">qsdsqds ;</text:p>
      <text:p text:style-name="Standard">else</text:p>
      <text:p text:style-name="Standard">qsdqsdqsd ;</text:p>
      <text:p text:style-name="Standard"/>
      <text:p text:style-name="Standard">Switch expression{</text:p>
      <text:p text:style-name="Standard"/>
      <text:p text:style-name="Standard">case :</text:p>
      <text:p text:style-name="Standard">inst ;</text:p>
      <text:p text:style-name="Standard">break ;</text:p>
      <text:p text:style-name="Standard"/>
      <text:p text:style-name="Standard">default :</text:p>
      <text:p text:style-name="Standard"/>
      <text:p text:style-name="Standard"/>
      <text:p text:style-name="Standard"/>
      <text:p text:style-name="Standard"/>
      <text:p text:style-name="P2"><text:soft-page-break/>Cours 2012 2013</text:p>
      <text:p text:style-name="P2"/>
      <text:p text:style-name="P3">insertion = parcourt une seul fois le tableau</text:p>
      <text:p text:style-name="P3">tri fusion = pour des tris coûteux avec de grosse données. Exemple avec les closter</text:p>
      <text:p text:style-name="P3">tri rapide = le plus utilisé !</text:p>
      <text:p text:style-name="P3"/>
      <text:p text:style-name="P3"/>
      <text:p text:style-name="P3">Structure </text:p>
      <text:p text:style-name="P3"/>
      <text:p text:style-name="P4">p2.nom = p1.nom <text:s/><text:span text:style-name="T3"><text:s/>strcpy(p1.nom,p2.nom)</text:span></text:p>
      <text:p text:style-name="P5"/>
      <text:p text:style-name="P5">une fonction calcule et ne retourne qu'un type simple int, double...</text:p>
      <text:p text:style-name="P5">une procédure ne calcule rien</text:p>
      <text:p text:style-name="P5"/>
      <text:p text:style-name="P5">Valeur ne modifie pas</text:p>
      <text:p text:style-name="P5">Variable modifie</text:p>
      <text:p text:style-name="P5"/>
      <text:p text:style-name="P5">le véritable aléatoire n'existe pas en informatique.. Très difficile a mettre en place. Aucune solution trouvée actuellement.</text:p>
      <text:p text:style-name="P5"/>
      <text:p text:style-name="P5"><text:a xlink:type="simple" xlink:href="http://fr.wikipedia.org/wiki/Méthode_de_Monte-Carlo">http://fr.wikipedia.org/wiki/M%C3%A9thode_de_Monte-Carlo</text:a></text:p>
      <text:p text:style-name="P5"/>
      <text:p text:style-name="P5">/!\ ATTENTION /!\ </text:p>
      <text:p text:style-name="P5">warning avec la nouvelle version ne plus mettre (type_de_P *)</text:p>
      <text:p text:style-name="P5"/>
      <text:p text:style-name="Standard">P = (type_de_P *)malloc(sizeof(type_de_P));</text:p>
      <text:p text:style-name="Standard">P = malloc(sizeof(type_de_P));</text:p>
      <text:p text:style-name="Standard"/>
      <text:p text:style-name="Standard"/>
      <text:p text:style-name="Standard">Ne jamais perdre une adresse mémoire !!!! Fuite mémoire en vue !</text:p>
      <text:p text:style-name="Standard"/>
      <text:p text:style-name="Standard">&amp; adresse de lespace mémoire</text:p>
      <text:p text:style-name="Standard">* valeur</text:p>
      <text:p text:style-name="Standard"/>
      <text:p text:style-name="Standard"/>
      <text:p text:style-name="Standard">free(p) = on enlève l'espace mémoire, on enlève pas le pointeur !</text:p>
      <text:p text:style-name="Standard"/>
      <text:p text:style-name="Standard">*p.nom &lt;=&gt; p-&gt;nom on utilise pas le premier 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09:37:42.99</meta:creation-date>
    <dc:date>2012-09-17T15:59:34</dc:date>
    <meta:editing-duration>PT3H30M33S</meta:editing-duration>
    <meta:editing-cycles>21</meta:editing-cycles>
    <meta:generator>LibreOffice/3.5$Linux_x86 LibreOffice_project/350m1$Build-2</meta:generator>
    <dc:creator>Compte etudiant</dc:creator>
    <meta:document-statistic meta:table-count="0" meta:image-count="0" meta:object-count="0" meta:page-count="2" meta:paragraph-count="52" meta:word-count="286" meta:character-count="1758" meta:non-whitespace-character-count="1517"/>
  </office:meta>
</office:document-meta>
</file>